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paragraph-properties fo:text-align="end" style:justify-single-word="false"/>
    </style:style>
    <style:style style:name="P3" style:family="paragraph" style:parent-style-name="Text_20_body">
      <style:paragraph-properties fo:text-align="justify" style:justify-single-word="false"/>
    </style:style>
    <style:style style:name="P4" style:family="paragraph" style:parent-style-name="Text_20_body">
      <style:text-properties officeooo:rsid="0007e142" officeooo:paragraph-rsid="0007e142"/>
    </style:style>
    <style:style style:name="T1" style:family="text">
      <style:text-properties officeooo:rsid="000406b7"/>
    </style:style>
    <style:style style:name="T2" style:family="text">
      <style:text-properties fo:font-size="14pt" fo:font-style="italic" style:font-size-asian="14pt" style:font-style-asian="italic" style:font-size-complex="14pt" style:font-style-complex="italic"/>
    </style:style>
    <style:style style:name="T3" style:family="text">
      <style:text-properties fo:font-size="14pt" fo:font-style="italic" officeooo:rsid="0007e142" style:font-size-asian="14pt" style:font-style-asian="italic" style:font-size-complex="14pt" style:font-style-complex="italic"/>
    </style:style>
    <style:style style:name="T4" style:family="text">
      <style:text-properties fo:font-size="24pt" fo:font-weight="bold" style:font-size-asian="24pt" style:font-weight-asian="bold" style:font-size-complex="24pt" style:font-weight-complex="bold"/>
    </style:style>
    <style:style style:name="T5" style:family="text">
      <style:text-properties fo:font-size="24pt" fo:font-weight="bold" officeooo:rsid="000406b7" style:font-size-asian="24pt" style:font-weight-asian="bold" style:font-size-complex="24pt" style:font-weight-complex="bold"/>
    </style:style>
    <style:style style:name="T6" style:family="text">
      <style:text-properties fo:font-size="24pt" fo:font-weight="bold" officeooo:rsid="0007e142" style:font-size-asian="24pt" style:font-weight-asian="bold" style:font-size-complex="24pt" style:font-weight-complex="bold"/>
    </style:style>
    <style:style style:name="T7" style:family="text">
      <style:text-properties fo:font-size="22pt" fo:font-weight="bold" officeooo:rsid="0007e142" style:font-size-asian="22pt" style:font-weight-asian="bold" style:font-size-complex="22pt" style:font-weight-complex="bold"/>
    </style:style>
    <style:style style:name="T8" style:family="text">
      <style:text-properties officeooo:rsid="0007e14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4">Fundamentos de</text:span><text:span text:style-name="T5"> una F</text:span><text:span text:style-name="T4">ilosofía de la </text:span><text:span text:style-name="T6">Tecnología</text:span></text:p>
      <text:p text:style-name="P1"><text:span text:style-name="T3">El origen de la Historia </text:span><text:span text:style-name="T2">de la Cultura desde un nuevo punto de vista</text:span></text:p>
      <text:p text:style-name="P2"><text:span text:style-name="T1">Ernst Kapp</text:span></text:p>
      <text:p text:style-name="Text_20_body"> </text:p>
      <text:p text:style-name="P3">”<text:span text:style-name="T8">Toda Historia del Hombre, precisamente examinado, se ha adentrado finalmente en la Historia de la mejora de herramientas inventadas”.</text:span> Edmund Reittinger. </text:p>
      <text:p text:style-name="P1">Braunschweig </text:p>
      <text:p text:style-name="P1">DRUCK UND VERLAG VON GEORGE WESTERMANN. </text:p>
      <text:p text:style-name="P1">1877</text:p>
      <text:p text:style-name="Text_20_body"/>
      <text:p text:style-name="P1"><text:span text:style-name="T7">Prólogo</text:span></text:p>
      <text:p text:style-name="P4">Una rama de la técnica, la que considera el idioma usado como un mecanismo técnico de marcado. Que ahora damos un tratamiento filosófico a los múltiples sustancias empíricas sometiéndolo llegando a su ser, es después de todo una comprobación agradable para los propósitos empíricos y especulativos y las necesidades de mutuo complemento que tiene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VE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uillermo Lengemann</meta:initial-creator>
    <meta:creation-date>2014-07-16T11:31:53.439832744</meta:creation-date>
    <dc:date>2014-07-16T11:50:10.036784143</dc:date>
    <dc:creator>Guillermo Lengemann</dc:creator>
    <meta:editing-duration>PT10M40S</meta:editing-duration>
    <meta:editing-cycles>3</meta:editing-cycles>
    <meta:generator>LibreOffice/4.2.4.2$Linux_X86_64 LibreOffice_project/63150712c6d317d27ce2db16eb94c2f3d7b699f8</meta:generator>
    <meta:document-statistic meta:table-count="0" meta:image-count="0" meta:object-count="0" meta:page-count="1" meta:paragraph-count="10" meta:word-count="107" meta:character-count="702" meta:non-whitespace-character-count="588"/>
  </office:meta>
</office:document-meta>
</file>